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ssignment1</text:p>
          </table:table-cell>
          <table:table-cell office:value-type="string" calcext:value-type="string">
            <text:p>Assignment2</text:p>
          </table:table-cell>
          <table:table-cell office:value-type="string" calcext:value-type="string">
            <text:p>Assignment3</text:p>
          </table:table-cell>
          <table:table-cell office:value-type="string" calcext:value-type="string">
            <text:p>Assignment4</text:p>
          </table:table-cell>
          <table:table-cell office:value-type="string" calcext:value-type="string">
            <text:p>Assignment5</text:p>
          </table:table-cell>
          <table:table-cell/>
          <table:table-cell office:value-type="string" calcext:value-type="string">
            <text:p>Sum of best 3</text:p>
          </table:table-cell>
          <table:table-cell/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ens Damien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7] * 8/60  + [.K7] * 12/20" office:value-type="float" office:value="18.5333333333333" calcext:value-type="float">
            <text:p>18.5333333333333</text:p>
          </table:table-cell>
        </table:table-row>
        <table:table-row table:style-name="ro1">
          <table:table-cell/>
          <table:table-cell office:value-type="string" calcext:value-type="string">
            <text:p>Galvez Enrique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8] * 8/60  + [.K8] * 12/20" office:value-type="float" office:value="17.6666666666667" calcext:value-type="float">
            <text:p>17.6666666666667</text:p>
          </table:table-cell>
        </table:table-row>
        <table:table-row table:style-name="ro1">
          <table:table-cell/>
          <table:table-cell office:value-type="string" calcext:value-type="string">
            <text:p>Obrecht Adrie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9] * 8/60  + [.K9] * 12/20" office:value-type="float" office:value="18.2666666666667" calcext:value-type="float">
            <text:p>18.2666666666667</text:p>
          </table:table-cell>
        </table:table-row>
        <table:table-row table:style-name="ro1">
          <table:table-cell/>
          <table:table-cell office:value-type="string" calcext:value-type="string">
            <text:p>Hammami Mohamed Al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10] * 8/60  + [.K10] * 12/20" office:value-type="float" office:value="17.1333333333333" calcext:value-type="float">
            <text:p>17.1333333333333</text:p>
          </table:table-cell>
        </table:table-row>
        <table:table-row table:style-name="ro1">
          <table:table-cell/>
          <table:table-cell office:value-type="string" calcext:value-type="string">
            <text:p>Just Maxime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11] * 8/60  + [.K11] * 12/20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office:value-type="string" calcext:value-type="string">
            <text:p>Bobille Thomas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e Hugo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6:53:55.437976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8:12:33.543760182</meta:creation-date>
    <meta:generator>LibreOffice/6.4.7.2$Linux_X86_64 LibreOffice_project/40$Build-2</meta:generator>
    <dc:date>2023-11-09T17:01:52.126450931</dc:date>
    <meta:editing-duration>PT1H5M45S</meta:editing-duration>
    <meta:editing-cycles>11</meta:editing-cycles>
    <meta:document-statistic meta:table-count="1" meta:cell-count="53" meta:object-count="0"/>
  </office:meta>
</office:document-meta>
</file>